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9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5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5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5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maxspeed:advisory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,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19:10:36.766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19:12:46.579000000</dc:date>
    <meta:editing-duration>PT36M31S</meta:editing-duration>
    <meta:editing-cycles>9</meta:editing-cycles>
    <meta:generator>LibreOffice/6.1.4.2$Windows_x86 LibreOffice_project/9d0f32d1f0b509096fd65e0d4bec26ddd1938fd3</meta:generator>
    <meta:document-statistic meta:table-count="1" meta:cell-count="9483" meta:object-count="0"/>
  </office:meta>
</office:document-meta>
</file>